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2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2.3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font-size="96pt"/>
    </style:style>
    <style:style style:name="P3" style:family="paragraph">
      <loext:graphic-properties draw:fill="none" draw:fill-color="#ffffff"/>
      <style:text-properties fo:font-size="96pt"/>
    </style:style>
    <style:style style:name="P4" style:family="paragraph">
      <style:text-properties fo:font-size="72pt"/>
    </style:style>
    <style:style style:name="P5" style:family="paragraph">
      <loext:graphic-properties draw:fill="none" draw:fill-color="#ffffff"/>
      <style:text-properties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1.973cm" svg:height="8.509cm" svg:x="1.127cm" svg:y="1.381cm">
          <draw:text-box>
            <text:p text:style-name="P2">PLINKR</text:p>
            <text:p text:style-name="P2">Work with PLINK and PLINK2 from R</text:p>
          </draw:text-box>
        </draw:frame>
        <draw:custom-shape draw:style-name="gr1" draw:text-style-name="P1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2.098cm" svg:height="4.191cm" svg:x="2.524cm" svg:y="12.557cm">
          <draw:text-box>
            <text:p text:style-name="P4">Installing PLINKs</text:p>
          </draw:text-box>
        </draw:frame>
        <draw:frame draw:style-name="gr3" draw:text-style-name="P5" draw:layer="layout" svg:width="22.098cm" svg:height="4.191cm" svg:x="2.016cm" svg:y="41.406cm">
          <draw:text-box>
            <text:p text:style-name="P4">Converting data</text:p>
          </draw:text-box>
        </draw:frame>
        <draw:frame draw:style-name="gr4" draw:text-style-name="P5" draw:layer="layout" svg:width="33.59cm" svg:height="22.947cm" svg:x="47.547cm" svg:y="12.427cm">
          <draw:text-box>
            <text:p text:style-name="P4">Why use plinkr?</text:p>
            <text:p text:style-name="P4"/>
            <text:p text:style-name="P4"><text:s/>* Reproducible research</text:p>
            <text:p text:style-name="P4"><text:s/>* Easy install</text:p>
            <text:p text:style-name="P4"><text:s/>* Convert data</text:p>
            <text:p text:style-name="P4"><text:s/>* Uniform interface</text:p>
            <text:p text:style-name="P4"><text:s/>* Safety</text:p>
            <text:p text:style-name="P4"><text:s/>* Compare versions</text:p>
          </draw:text-box>
        </draw:frame>
        <draw:frame draw:style-name="gr3" draw:text-style-name="P5" draw:layer="layout" svg:width="22.098cm" svg:height="4.191cm" svg:x="2.143cm" svg:y="69.317cm">
          <draw:text-box>
            <text:p text:style-name="P4">Uniform interface</text:p>
          </draw:text-box>
        </draw:frame>
        <draw:custom-shape draw:style-name="gr1" draw:text-style-name="P1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1.082cm" svg:height="3.175cm" svg:x="1.254cm" svg:y="114.743cm">
          <draw:text-box>
            <text:p text:style-name="P4">Contact info</text:p>
          </draw:text-box>
        </draw:frame>
        <draw:custom-shape draw:style-name="gr1" draw:text-style-name="P1" draw:layer="layout" svg:width="82.1cm" svg:height="0.001cm" svg:x="1cm" svg:y="92.22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2.098cm" svg:height="4.191cm" svg:x="2.143cm" svg:y="93.964cm">
          <draw:text-box>
            <text:p text:style-name="P4">Simulate data</text:p>
          </draw:text-box>
        </draw:frame>
        <draw:frame draw:style-name="gr3" draw:text-style-name="P5" draw:layer="layout" svg:width="22.098cm" svg:height="4.191cm" svg:x="44.307cm" svg:y="69.072cm">
          <draw:text-box>
            <text:p text:style-name="P4">Safety</text:p>
          </draw:text-box>
        </draw:frame>
        <draw:frame draw:style-name="gr3" draw:text-style-name="P5" draw:layer="layout" svg:width="22.098cm" svg:height="4.191cm" svg:x="43.672cm" svg:y="93.583cm">
          <draw:text-box>
            <text:p text:style-name="P4">Compare versi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06T14:00:07.957423054</dc:date>
    <meta:editing-duration>PT12M10S</meta:editing-duration>
    <meta:editing-cycles>7</meta:editing-cycles>
    <meta:generator>LibreOffice/6.4.7.2$Linux_X86_64 LibreOffice_project/40$Build-2</meta:generator>
    <meta:document-statistic meta:object-count="14"/>
  </office:meta>
</office:document-meta>
</file>